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3.5555in" svg:y="0.5925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0544314" calcext:value-type="float">
            <text:p>0.0544314</text:p>
          </table:table-cell>
          <table:table-cell office:value-type="float" office:value="0.059201" calcext:value-type="float">
            <text:p>0.059201</text:p>
          </table:table-cell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0442193" calcext:value-type="float">
            <text:p>0.0442193</text:p>
          </table:table-cell>
          <table:table-cell office:value-type="float" office:value="0.0939818" calcext:value-type="float">
            <text:p>0.0939818</text:p>
          </table:table-cell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333064" calcext:value-type="float">
            <text:p>0.0333064</text:p>
          </table:table-cell>
          <table:table-cell office:value-type="float" office:value="0.140223" calcext:value-type="float">
            <text:p>0.140223</text:p>
          </table:table-cell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0826184" calcext:value-type="float">
            <text:p>0.00826184</text:p>
          </table:table-cell>
          <table:table-cell office:value-type="float" office:value="0.201006" calcext:value-type="float">
            <text:p>0.20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13:54:01.120675853</dc:date>
    <meta:editing-duration>PT8M34S</meta:editing-duration>
    <meta:editing-cycles>3</meta:editing-cycles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5.671cm" svg:y="0.315cm" chart:style-name="ch2">
          <text:p>Contribution over time</text:p>
        </chart:title>
        <chart:subtitle svg:x="5.673cm" svg:y="1.299cm" chart:style-name="ch3">
          <text:p>Risks occur at every round</text:p>
        </chart:subtitle>
        <chart:legend chart:legend-position="end" svg:x="14.501cm" svg:y="3.94cm" style:legend-expansion="high" chart:style-name="ch4"/>
        <chart:plot-area chart:style-name="ch5" table:cell-range-address="Sheet1.A1:Sheet1.C5" chart:data-source-has-labels="both" svg:x="0.319cm" svg:y="2.135cm" svg:width="13.863cm" svg:height="6.675cm">
          <chart:coordinate-region svg:x="1.247cm" svg:y="2.337cm" svg:width="12.935cm" svg:height="5.82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0544314">
                <text:p>0.0544314</text:p>
                <draw:g>
                  <svg:desc>Sheet1.B2:Sheet1.B5</svg:desc>
                </draw:g>
              </table:table-cell>
              <table:table-cell office:value-type="float" office:value="0.059201">
                <text:p>0.05920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0442193">
                <text:p>0.0442193</text:p>
              </table:table-cell>
              <table:table-cell office:value-type="float" office:value="0.0939818">
                <text:p>0.0939818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0333064">
                <text:p>0.0333064</text:p>
              </table:table-cell>
              <table:table-cell office:value-type="float" office:value="0.140223">
                <text:p>0.140223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0826184">
                <text:p>0.00826184</text:p>
              </table:table-cell>
              <table:table-cell office:value-type="float" office:value="0.201006">
                <text:p>0.201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